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Make a table with info type, device and location Identify your vulnerable information Figure out what storage device is right for you Install Cobian Backup Organise your files to back up Back up information on regular schedule Install Recuva If recovering files, do as little as possible before using Recu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